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49ee" officeooo:paragraph-rsid="001549ee"/>
    </style:style>
    <style:style style:name="P2" style:family="paragraph" style:parent-style-name="Standard">
      <style:text-properties officeooo:rsid="00157238" officeooo:paragraph-rsid="00157238"/>
    </style:style>
    <style:style style:name="P3" style:family="paragraph" style:parent-style-name="Standard">
      <style:text-properties officeooo:rsid="001674f6" officeooo:paragraph-rsid="001674f6"/>
    </style:style>
    <style:style style:name="P4" style:family="paragraph" style:parent-style-name="Standard">
      <style:text-properties officeooo:rsid="0016bcd6" officeooo:paragraph-rsid="0016bcd6"/>
    </style:style>
    <style:style style:name="P5" style:family="paragraph" style:parent-style-name="Standard">
      <style:text-properties officeooo:rsid="001758d7" officeooo:paragraph-rsid="001758d7"/>
    </style:style>
    <style:style style:name="P6" style:family="paragraph" style:parent-style-name="Standard">
      <style:text-properties officeooo:rsid="001846da" officeooo:paragraph-rsid="001846da"/>
    </style:style>
    <style:style style:name="P7" style:family="paragraph" style:parent-style-name="Standard">
      <style:text-properties officeooo:rsid="00198d84" officeooo:paragraph-rsid="00198d84"/>
    </style:style>
    <style:style style:name="P8" style:family="paragraph" style:parent-style-name="Standard">
      <style:text-properties officeooo:rsid="001b7a67" officeooo:paragraph-rsid="001b7a67"/>
    </style:style>
    <style:style style:name="T1" style:family="text">
      <style:text-properties officeooo:rsid="00157238"/>
    </style:style>
    <style:style style:name="T2" style:family="text">
      <style:text-properties officeooo:rsid="00162afa"/>
    </style:style>
    <style:style style:name="T3" style:family="text">
      <style:text-properties officeooo:rsid="0016bcd6"/>
    </style:style>
    <style:style style:name="T4" style:family="text">
      <style:text-properties officeooo:rsid="001758d7"/>
    </style:style>
    <style:style style:name="T5" style:family="text">
      <style:text-properties officeooo:rsid="001846da"/>
    </style:style>
    <style:style style:name="T6" style:family="text">
      <style:text-properties officeooo:rsid="00198d84"/>
    </style:style>
    <style:style style:name="T7" style:family="text">
      <style:text-properties officeooo:rsid="001b7a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dley Morton</text:p>
      <text:p text:style-name="P1"/>
      <text:p text:style-name="P1">For my game, I made Connect 4. I implemented <text:span text:style-name="T1">a functional board, and created three fully functional “intelligent” agents to use the framework. </text:span></text:p>
      <text:p text:style-name="P1"/>
      <text:p text:style-name="P2">The implementation of the board was fairly simple. The <text:span text:style-name="T2">pieces are integers, and are initially set to 0. Players are denoted by the numbers 1 and 2, and when they make a move, they set the integer of their position to their player number. </text:span></text:p>
      <text:p text:style-name="P2"/>
      <text:p text:style-name="P3">Three “intelligent” agents exist, each implemented as a function. The first simply makes random moves. The function takes <text:span text:style-name="T3">a board (the class is called Environment) and calls a function that returns a list of all valid moves. The function then randomly selects a valid move and makes it. </text:span></text:p>
      <text:p text:style-name="P3"/>
      <text:p text:style-name="P4">The second is the low hanging fruit function. First, it checks if there is a win condition available this term. If there is, it takes it. Second, it <text:span text:style-name="T4">looks for a potential win for its opponent. If it sees one, it blocks that. Barring either of those scenarios, it implements a random move using the code from the first function. </text:span></text:p>
      <text:p text:style-name="P4"/>
      <text:p text:style-name="P5">The third function is an attempt to rank moves on goodness. First, the check for a win and to block a win from the prior agent are attempted, then the function <text:span text:style-name="T5">attempts to score all available moves. Moves closer to the center are ranked higher, because they afford more flexibility. Moves that result in three in a row are ranked higher than moves that do not, and moves that result in three in a row with both sides available are ranked highest, because they cannot be blocked. That being said, this approach seems to work pretty terribly compared to the low hanging fruit approach, which ends up being far more successful against a random opponent (ranked moves and low hanging fruit stalemate each other). </text:span></text:p>
      <text:p text:style-name="P5"/>
      <text:p text:style-name="P6">For random vs random, on one particular run of 50,000 games, the first player won 1,660 times and the second 1,439 times, <text:span text:style-name="T6">with the remainder as ties. </text:span></text:p>
      <text:p text:style-name="P6"/>
      <text:p text:style-name="P7">For low hanging fruit as player 1 vs player 2 as random, on one particular run, low hanging fruit won 41,310 times while there were 8,960 ties. Random moves did not win at all. </text:p>
      <text:p text:style-name="P7"/>
      <text:p text:style-name="P7">For ranked moves as player 1 and random as player 2, <text:span text:style-name="T7">on one particular run, the ranked moves won 25,108 times and there were 24,892 ties. The random agents won no games. </text:span></text:p>
      <text:p text:style-name="P7"/>
      <text:p text:style-name="P8">Running the last took approximately 39 seco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9:54:44.406208714</meta:creation-date>
    <dc:date>2019-02-10T21:27:46.743604024</dc:date>
    <meta:editing-duration>PT31M29S</meta:editing-duration>
    <meta:editing-cycles>5</meta:editing-cycles>
    <meta:generator>LibreOffice/6.0.7.3$Linux_X86_64 LibreOffice_project/00m0$Build-3</meta:generator>
    <meta:document-statistic meta:table-count="0" meta:image-count="0" meta:object-count="0" meta:page-count="1" meta:paragraph-count="10" meta:word-count="401" meta:character-count="2264" meta:non-whitespace-character-count="1864"/>
  </office:meta>
</office:document-meta>
</file>